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25-08-07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844" calcext:value-type="float">
            <text:p>40.8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25-05-20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25-03-18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24-12-2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24-11-01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1432" calcext:value-type="float">
            <text:p>35.8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24-06-27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24-02-22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23-12-07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23-09-29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6024" calcext:value-type="float">
            <text:p>36.0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23-06-0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23-03-08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4728" calcext:value-type="float">
            <text:p>28.6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22-12-06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22-08-04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22-05-25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3648" calcext:value-type="float">
            <text:p>35.28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22-02-1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21-11-16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21-07-21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21-03-26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20-11-12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20-07-15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20-03-0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9-11-13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9-06-2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9-02-26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8-08-1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3496" calcext:value-type="float">
            <text:p>28.7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8-02-0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7-10-1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69672" calcext:value-type="float">
            <text:p>25.56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7-08-10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5432" calcext:value-type="float">
            <text:p>25.9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7-06-2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7-04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7-02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6-12-1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6-10-1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6-06-0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6-02-1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0392" calcext:value-type="float">
            <text:p>19.9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5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5-06-0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5-02-1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4-08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4-06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4-04-0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4-02-0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3-12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3-10-2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3-08-1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8592" calcext:value-type="float">
            <text:p>28.3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3-04-1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3936" calcext:value-type="float">
            <text:p>24.63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3-02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2-12-0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2-10-1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2-02-17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1-09-2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5312" calcext:value-type="float">
            <text:p>28.7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1-07-2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1-05-2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1-03-1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1-01-2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0-11-2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0-09-2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7968" calcext:value-type="float">
            <text:p>27.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0-07-0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0-05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0-03-0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5256" calcext:value-type="float">
            <text:p>19.9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10-01-13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09-11-2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09-09-2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0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09-03-0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33104490501</text:p>
          </table:table-cell>
          <table:table-cell office:value-type="string" calcext:value-type="string">
            <text:p>SC00606607DBAC GRNDEV2</text:p>
          </table:table-cell>
          <table:table-cell office:value-type="string" calcext:value-type="string">
            <text:p>2009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